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aafd9" officeooo:paragraph-rsid="001aaf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ción de base de datos </text:p>
      <text:p text:style-name="P1"/>
      <text:p text:style-name="P1">mysql -u root -p </text:p>
      <text:p text:style-name="P1"/>
      <text:p text:style-name="P1">ingresar contraseña</text:p>
      <text:p text:style-name="P1"/>
      <text:p text:style-name="P1">CREATE DATABASE restaurante;</text:p>
      <text:p text:style-name="P1"/>
      <text:p text:style-name="P1">USE restaurante;</text:p>
      <text:p text:style-name="P1"/>
      <text:p text:style-name="P1">-- Tabla de Usuarios (para autenticación)</text:p>
      <text:p text:style-name="P1">CREATE TABLE Usuarios (</text:p>
      <text:p text:style-name="P1"><text:s text:c="4"/>id INT PRIMARY KEY AUTO_INCREMENT,</text:p>
      <text:p text:style-name="P1"><text:s text:c="4"/>username VARCHAR(50) NOT NULL UNIQUE,</text:p>
      <text:p text:style-name="P1"><text:s text:c="4"/>password VARCHAR(100) NOT NULL,</text:p>
      <text:p text:style-name="P1"><text:s text:c="4"/>rol ENUM('CAMARERO', 'COCINERO', 'ADMIN') NOT NULL,</text:p>
      <text:p text:style-name="P1"><text:s text:c="4"/>nombre_completo VARCHAR(100) NOT NULL</text:p>
      <text:p text:style-name="P1">);</text:p>
      <text:p text:style-name="P1"/>
      <text:p text:style-name="P1">-- Tabla de Categorías de Productos</text:p>
      <text:p text:style-name="P1">CREATE TABLE Categorias (</text:p>
      <text:p text:style-name="P1"><text:s text:c="4"/>id INT PRIMARY KEY AUTO_INCREMENT,</text:p>
      <text:p text:style-name="P1"><text:s text:c="4"/>nombre VARCHAR(50) NOT NULL,</text:p>
      <text:p text:style-name="P1"><text:s text:c="4"/>descripcion VARCHAR(200)</text:p>
      <text:p text:style-name="P1">);</text:p>
      <text:p text:style-name="P1"/>
      <text:p text:style-name="P1">-- Tabla de Productos</text:p>
      <text:p text:style-name="P1">CREATE TABLE Productos (</text:p>
      <text:p text:style-name="P1"><text:s text:c="4"/>id INT PRIMARY KEY AUTO_INCREMENT,</text:p>
      <text:p text:style-name="P1"><text:s text:c="4"/>nombre VARCHAR(100) NOT NULL,</text:p>
      <text:p text:style-name="P1"><text:s text:c="4"/>descripcion TEXT,</text:p>
      <text:p text:style-name="P1"><text:s text:c="4"/>precio DECIMAL(10,2) NOT NULL,</text:p>
      <text:p text:style-name="P1"><text:s text:c="4"/>categoria_id INT,</text:p>
      <text:p text:style-name="P1"><text:s text:c="4"/>disponibilidad BOOLEAN DEFAULT TRUE,</text:p>
      <text:p text:style-name="P1"><text:s text:c="4"/>FOREIGN KEY (categoria_id) REFERENCES Categorias(id)</text:p>
      <text:p text:style-name="P1">);</text:p>
      <text:p text:style-name="P1"/>
      <text:p text:style-name="P1">-- Tabla de Mesas</text:p>
      <text:p text:style-name="P1">CREATE TABLE Mesas (</text:p>
      <text:p text:style-name="P1"><text:s text:c="4"/>id INT PRIMARY KEY AUTO_INCREMENT,</text:p>
      <text:p text:style-name="P1"><text:s text:c="4"/>numero INT NOT NULL UNIQUE,</text:p>
      <text:p text:style-name="P1"><text:s text:c="4"/>capacidad INT NOT NULL,</text:p>
      <text:p text:style-name="P1"><text:s text:c="4"/>estado ENUM('LIBRE', 'OCUPADA', 'RESERVADA') DEFAULT 'LIBRE'</text:p>
      <text:p text:style-name="P1">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- Tabla de Pedidos</text:p>
      <text:p text:style-name="P1">CREATE TABLE Pedidos (</text:p>
      <text:p text:style-name="P1"><text:s text:c="4"/>id INT PRIMARY KEY AUTO_INCREMENT,</text:p>
      <text:p text:style-name="P1"><text:s text:c="4"/>mesa_id INT NOT NULL,</text:p>
      <text:p text:style-name="P1"><text:s text:c="4"/>usuario_id INT NOT NULL,</text:p>
      <text:p text:style-name="P1"><text:s text:c="4"/>fecha_hora DATETIME DEFAULT CURRENT_TIMESTAMP,</text:p>
      <text:p text:style-name="P1"><text:s text:c="4"/>estado ENUM('PENDIENTE', 'EN_PREPARACION', 'LISTO', 'ENTREGADO', 'CANCELADO') DEFAULT 'PENDIENTE',</text:p>
      <text:p text:style-name="P1"><text:s text:c="4"/>total DECIMAL(10,2) DEFAULT 0,</text:p>
      <text:p text:style-name="P1"><text:s text:c="4"/>nota TEXT,</text:p>
      <text:p text:style-name="P1"><text:s text:c="4"/>FOREIGN KEY (mesa_id) REFERENCES Mesas(id),</text:p>
      <text:p text:style-name="P1"><text:s text:c="4"/>FOREIGN KEY (usuario_id) REFERENCES Usuarios(id)</text:p>
      <text:p text:style-name="P1">);</text:p>
      <text:p text:style-name="P1"/>
      <text:p text:style-name="P1"/>
      <text:p text:style-name="P1"/>
      <text:p text:style-name="P1">-- Tabla de Detalles de Pedido</text:p>
      <text:p text:style-name="P1">CREATE TABLE DetallesPedido (</text:p>
      <text:p text:style-name="P1"><text:s text:c="4"/>id INT PRIMARY KEY AUTO_INCREMENT,</text:p>
      <text:p text:style-name="P1"><text:s text:c="4"/>pedido_id INT NOT NULL,</text:p>
      <text:p text:style-name="P1"><text:s text:c="4"/>producto_id INT NOT NULL,</text:p>
      <text:p text:style-name="P1"><text:s text:c="4"/>cantidad INT NOT NULL,</text:p>
      <text:p text:style-name="P1"><text:s text:c="4"/>precio_unitario DECIMAL(10,2) NOT NULL,</text:p>
      <text:p text:style-name="P1"><text:s text:c="4"/>estado ENUM('PENDIENTE', 'EN_PREPARACION', 'LISTO', 'ENTREGADO', 'CANCELADO') DEFAULT 'PENDIENTE',</text:p>
      <text:p text:style-name="P1"><text:s text:c="4"/>nota TEXT,</text:p>
      <text:p text:style-name="P1"><text:s text:c="4"/>FOREIGN KEY (pedido_id) REFERENCES Pedidos(id),</text:p>
      <text:p text:style-name="P1"><text:s text:c="4"/>FOREIGN KEY (producto_id) REFERENCES Productos(id)</text:p>
      <text:p text:style-name="P1">)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5T00:43:06.205464191</meta:creation-date>
    <dc:date>2025-08-05T00:44:41.952180738</dc:date>
    <meta:editing-duration>PT1M35S</meta:editing-duration>
    <meta:editing-cycles>2</meta:editing-cycles>
    <meta:generator>LibreOffice/25.2.3.2$Linux_X86_64 LibreOffice_project/520$Build-2</meta:generator>
    <meta:document-statistic meta:table-count="0" meta:image-count="0" meta:object-count="0" meta:page-count="2" meta:paragraph-count="60" meta:word-count="239" meta:character-count="1909" meta:non-whitespace-character-count="1580"/>
  </office:meta>
</office:document-meta>
</file>